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>
      <style:paragraph-properties fo:margin-top="0.2in"/>
    </style:style>
    <style:style style:name="P7" style:parent-style-name="Standard" style:family="paragraph">
      <style:paragraph-properties fo:margin-top="0.2in" fo:margin-left="0.5in">
        <style:tab-stops/>
      </style:paragraph-properties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margin-top="0.2in" fo:margin-left="0.5in">
        <style:tab-stops/>
      </style:paragraph-properties>
    </style:style>
  </office:automatic-styles>
  <office:body>
    <office:text text:use-soft-page-breaks="true">
      <text:h text:style-name="P1" text:outline-level="2">Extra Credit Assignment</text:h>
      <text:p text:style-name="Standard"/>
      <text:p text:style-name="Standard"><text:span text:style-name="T2">Instructions</text:span>: Create a dynamic countdown timer using AsyncTask</text:p>
      <text:p text:style-name="Standard"/>
      <text:p text:style-name="Standard">We often use threads to perform background tasks that we are either unwilling or unable to perform on the<text:s/>main (UI) thread of an application. Managing worker threads and the handlers necessary to facilitate communication between them and the main thread can be onerous and error prone.</text:p>
      <text:p text:style-name="Standard"/>
      <text:p text:style-name="Standard">You are to create a countdown application that utilizes an AsyncTask to perform the countdown and update the UI thread.</text:p>
      <text:p text:style-name="Standard"/>
      <text:p text:style-name="Standard">Your application should do the following:</text:p>
      <text:p text:style-name="Standard"/>
      <text:list text:style-name="LFO1" text:continue-numbering="true">
        <text:list-item>
          <text:p text:style-name="P3">Use a user provided positive integer as the starting point for a counter.</text:p>
        </text:list-item>
        <text:list-item>
          <text:p text:style-name="P4">Once started (via a button click), display a countdown using a TextView with a 1 second delay<text:s/>from the user provided starting point to zero.</text:p>
        </text:list-item>
        <text:list-item>
          <text:p text:style-name="P5">Display a message upon completion using a Toast obect.</text:p>
        </text:list-item>
      </text:list>
      <text:p text:style-name="Standard"/>
      <text:p text:style-name="Standard">Resources:</text:p>
      <text:p text:style-name="Standard"/>
      <text:p text:style-name="Standard">AsyncTask:<text:tab/><text:a xlink:href="http://developer.android.com/reference/android/os/AsyncTask.html" office:target-frame-name="_top" xlink:show="replace">http://developer.android.com/reference/android/os/AsyncTask.html</text:a></text:p>
      <text:p text:style-name="Standard">Toast:<text:tab/><text:tab/><text:a xlink:href="http://developer.android.com/guide/topics/ui/notifiers/toasts.html" office:target-frame-name="_top" xlink:show="replace">http://developer.android.com/guide/topics/ui/notifiers/toasts.html</text:a></text:p>
      <text:p text:style-name="Standard"/>
      <text:p text:style-name="Standard">Very close example: http://stackoverflow.com/questions/25647881/android-asynctask-example-and-explanation/25647882#25647882</text:p>
      <text:p text:style-name="Standard"/>
      <text:p text:style-name="Standard">Your application must not utilize any manual threads or handlers. All operations must be done inside an instance of AsyncTask.</text:p>
      <text:p text:style-name="P6">Considerations:</text:p>
      <text:p text:style-name="P7">You can use<text:s/><text:span text:style-name="T8">Thread.sleep(...)</text:span><text:s/>to pause an AsyncTask background<text:s/>process, as you would an instance of the Thread class (It's geneally considered bad practice to pause an AsyncTask as its usual job is to perform a particular task and exit quickly. See below for more information).</text:p>
      <text:p text:style-name="P9">Android provides many ways to perform background tasks. For doing countdowns, as we're doing with this exercise, a better method would be to use a CountDownTimer object (<text:a xlink:href="http://developer.android.com/reference/android/os/CountDownTimer.html" office:target-frame-name="_top" xlink:show="replace">http://developer.android.com/reference/android/os/CountDownTimer.html</text:a>), so you would not really use AsyncTask for this purpose. This exercise is simply to give some practice in using the AsyncTask cla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 Morris</meta:initial-creator>
    <dc:creator>CSEP</dc:creator>
    <meta:creation-date>2017-05-18T12:09:00Z</meta:creation-date>
    <dc:date>2017-05-18T12:09:00Z</dc:date>
    <meta:template xlink:href="Normal" xlink:type="simple"/>
    <meta:editing-cycles>2</meta:editing-cycles>
    <meta:editing-duration>PT60S</meta:editing-duration>
    <meta:document-statistic meta:page-count="1" meta:paragraph-count="4" meta:word-count="320" meta:character-count="2144" meta:row-count="15" meta:non-whitespace-character-count="1828"/>
  </office:meta>
</office:document-meta>
</file>